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36%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color="#000000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color="#000000" fo:background-color="#FFFF00"/>
    </style:style>
    <style:style style:name="T4" style:parent-style-name="기본단락글꼴" style:family="text">
      <style:text-properties style:font-name="맑은 고딕" style:font-name-asian="맑은 고딕" fo:font-weight="bold" style:font-weight-asian="bold" style:font-weight-complex="bold" fo:color="#000000" fo:background-color="#FFFF00"/>
    </style:style>
    <style:style style:name="P5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/>
    </style:style>
    <style:style style:name="P6" style:parent-style-name="Textbody" style:family="paragraph">
      <style:paragraph-properties fo:margin-bottom="0in" fo:line-height="136%"/>
    </style:style>
    <style:style style:name="T7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8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9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10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11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12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13" style:parent-style-name="기본단락글꼴" style:family="text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ableColumn15" style:family="table-column">
      <style:table-column-properties style:column-width="3.3645in" style:use-optimal-column-width="false"/>
    </style:style>
    <style:style style:name="TableColumn16" style:family="table-column">
      <style:table-column-properties style:column-width="3.3333in" style:use-optimal-column-width="false"/>
    </style:style>
    <style:style style:name="Table14" style:family="table">
      <style:table-properties style:width="6.69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25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26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27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28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29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0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3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4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5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6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7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8" style:parent-style-name="TableContents" style:family="paragraph">
      <style:paragraph-properties fo:border="0.0138in solid #000000" fo:padding="0.0694in" style:shadow="none" fo:line-height="120%"/>
      <style:text-properties style:font-name="맑은 고딕" style:font-name-asian="맑은 고딕" fo:color="#000000" fo:font-size="10pt" style:font-size-asian="10pt" style:font-size-complex="10pt"/>
    </style:style>
    <style:style style:name="P39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40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41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42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43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44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45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46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47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48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49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50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51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52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53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54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5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56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TableColumn58" style:family="table-column">
      <style:table-column-properties style:column-width="1.1159in" style:use-optimal-column-width="false"/>
    </style:style>
    <style:style style:name="TableColumn59" style:family="table-column">
      <style:table-column-properties style:column-width="1.1159in" style:use-optimal-column-width="false"/>
    </style:style>
    <style:style style:name="TableColumn60" style:family="table-column">
      <style:table-column-properties style:column-width="1.1152in" style:use-optimal-column-width="false"/>
    </style:style>
    <style:style style:name="TableColumn61" style:family="table-column">
      <style:table-column-properties style:column-width="1.1152in" style:use-optimal-column-width="false"/>
    </style:style>
    <style:style style:name="TableColumn62" style:family="table-column">
      <style:table-column-properties style:column-width="1.1152in" style:use-optimal-column-width="false"/>
    </style:style>
    <style:style style:name="TableColumn63" style:family="table-column">
      <style:table-column-properties style:column-width="1.1152in" style:use-optimal-column-width="false"/>
    </style:style>
    <style:style style:name="Table57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Row71" style:family="table-row">
      <style:table-row-properties style:use-optimal-row-height="false"/>
    </style:style>
    <style:style style:name="P72" style:parent-style-name="표준" style:family="paragraph">
      <style:paragraph-properties style:line-break="strict" style:text-autospace="ideograph-alpha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P79" style:parent-style-name="표준" style:family="paragraph">
      <style:paragraph-properties style:line-break="strict" style:text-autospace="ideograph-alpha"/>
    </style:style>
    <style:style style:name="TableRow80" style:family="table-row">
      <style:table-row-properties style:use-optimal-row-height="false"/>
    </style:style>
    <style:style style:name="P81" style:parent-style-name="표준" style:family="paragraph">
      <style:paragraph-properties style:line-break="strict" style:text-autospace="ideograph-alpha"/>
    </style:style>
    <style:style style:name="P82" style:parent-style-name="표준" style:family="paragraph">
      <style:paragraph-properties style:line-break="strict" style:text-autospace="ideograph-alpha"/>
    </style:style>
    <style:style style:name="P83" style:parent-style-name="표준" style:family="paragraph">
      <style:paragraph-properties style:line-break="strict" style:text-autospace="ideograph-alpha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P88" style:parent-style-name="표준" style:family="paragraph">
      <style:paragraph-properties style:line-break="strict" style:text-autospace="ideograph-alpha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P115" style:parent-style-name="Textbody" style:family="paragraph">
      <style:paragraph-properties fo:margin-bottom="0in" fo:line-height="136%"/>
      <style:text-properties style:font-name="맑은 고딕" style:font-name-asian="맑은 고딕" fo:font-size="10pt" style:font-size-asian="10pt" style:font-size-complex="10pt"/>
    </style:style>
    <style:style style:name="P116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117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118" style:parent-style-name="Textbody" style:family="paragraph">
      <style:paragraph-properties fo:margin-bottom="0in" fo:line-height="136%"/>
      <style:text-properties style:font-name="맑은 고딕" style:font-name-asian="맑은 고딕" fo:color="#000000" fo:font-size="10pt" style:font-size-asian="10pt" style:font-size-complex="10pt"/>
    </style:style>
    <style:style style:name="P119" style:parent-style-name="Textbody" style:family="paragraph">
      <style:paragraph-properties fo:margin-bottom="0in" fo:line-height="136%"/>
    </style:style>
    <style:style style:name="T120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1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2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3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4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5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6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7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128" style:parent-style-name="기본단락글꼴" style:family="text">
      <style:text-properties style:font-name="맑은 고딕" style:font-name-asian="맑은 고딕" fo:color="#000000" fo:font-size="10pt" style:font-size-asian="10pt" style:font-size-complex="10pt"/>
    </style:style>
    <style:style style:name="TableColumn130" style:family="table-column">
      <style:table-column-properties style:column-width="0.3229in" style:use-optimal-column-width="false"/>
    </style:style>
    <style:style style:name="TableColumn131" style:family="table-column">
      <style:table-column-properties style:column-width="0.7812in" style:use-optimal-column-width="false"/>
    </style:style>
    <style:style style:name="TableColumn132" style:family="table-column">
      <style:table-column-properties style:column-width="0.6458in" style:use-optimal-column-width="false"/>
    </style:style>
    <style:style style:name="TableColumn133" style:family="table-column">
      <style:table-column-properties style:column-width="0.6354in" style:use-optimal-column-width="false"/>
    </style:style>
    <style:style style:name="TableColumn134" style:family="table-column">
      <style:table-column-properties style:column-width="0.6562in" style:use-optimal-column-width="false"/>
    </style:style>
    <style:style style:name="TableColumn135" style:family="table-column">
      <style:table-column-properties style:column-width="0.609in" style:use-optimal-column-width="false"/>
    </style:style>
    <style:style style:name="TableColumn136" style:family="table-column">
      <style:table-column-properties style:column-width="0.6083in" style:use-optimal-column-width="false"/>
    </style:style>
    <style:style style:name="TableColumn137" style:family="table-column">
      <style:table-column-properties style:column-width="0.6083in" style:use-optimal-column-width="false"/>
    </style:style>
    <style:style style:name="TableColumn138" style:family="table-column">
      <style:table-column-properties style:column-width="0.6083in" style:use-optimal-column-width="false"/>
    </style:style>
    <style:style style:name="TableColumn139" style:family="table-column">
      <style:table-column-properties style:column-width="0.6083in" style:use-optimal-column-width="false"/>
    </style:style>
    <style:style style:name="TableColumn140" style:family="table-column">
      <style:table-column-properties style:column-width="0.6138in" style:use-optimal-column-width="false"/>
    </style:style>
    <style:style style:name="Table129" style:family="table">
      <style:table-properties style:width="6.6979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4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4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4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5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5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56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15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P160" style:parent-style-name="표준" style:family="paragraph">
      <style:paragraph-properties style:line-break="strict" style:text-autospace="ideograph-alpha"/>
    </style:style>
    <style:style style:name="P161" style:parent-style-name="표준" style:family="paragraph">
      <style:paragraph-properties style:line-break="strict" style:text-autospace="ideograph-alpha"/>
    </style:style>
    <style:style style:name="P162" style:parent-style-name="표준" style:family="paragraph">
      <style:paragraph-properties style:line-break="strict" style:text-autospace="ideograph-alpha"/>
    </style:style>
    <style:style style:name="P163" style:parent-style-name="표준" style:family="paragraph">
      <style:paragraph-properties style:line-break="strict" style:text-autospace="ideograph-alpha"/>
    </style:style>
    <style:style style:name="P164" style:parent-style-name="표준" style:family="paragraph">
      <style:paragraph-properties style:line-break="strict" style:text-autospace="ideograph-alpha"/>
    </style:style>
    <style:style style:name="P165" style:parent-style-name="표준" style:family="paragraph">
      <style:paragraph-properties style:line-break="strict" style:text-autospace="ideograph-alpha"/>
    </style:style>
    <style:style style:name="TableCell16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172" style:parent-style-name="표준" style:family="paragraph">
      <style:paragraph-properties style:line-break="strict" style:text-autospace="ideograph-alpha"/>
    </style:style>
    <style:style style:name="TableRow173" style:family="table-row">
      <style:table-row-properties style:use-optimal-row-height="false"/>
    </style:style>
    <style:style style:name="P174" style:parent-style-name="표준" style:family="paragraph">
      <style:paragraph-properties style:line-break="strict" style:text-autospace="ideograph-alpha"/>
    </style:style>
    <style:style style:name="P175" style:parent-style-name="표준" style:family="paragraph">
      <style:paragraph-properties style:line-break="strict" style:text-autospace="ideograph-alpha"/>
    </style:style>
    <style:style style:name="P176" style:parent-style-name="표준" style:family="paragraph">
      <style:paragraph-properties style:line-break="strict" style:text-autospace="ideograph-alpha"/>
    </style:style>
    <style:style style:name="P177" style:parent-style-name="표준" style:family="paragraph">
      <style:paragraph-properties style:line-break="strict" style:text-autospace="ideograph-alpha"/>
    </style:style>
    <style:style style:name="P178" style:parent-style-name="표준" style:family="paragraph">
      <style:paragraph-properties style:line-break="strict" style:text-autospace="ideograph-alpha"/>
    </style:style>
    <style:style style:name="P179" style:parent-style-name="표준" style:family="paragraph">
      <style:paragraph-properties style:line-break="strict" style:text-autospace="ideograph-alpha"/>
    </style:style>
    <style:style style:name="P180" style:parent-style-name="표준" style:family="paragraph">
      <style:paragraph-properties style:line-break="strict" style:text-autospace="ideograph-alpha"/>
    </style:style>
    <style:style style:name="P181" style:parent-style-name="표준" style:family="paragraph">
      <style:paragraph-properties style:line-break="strict" style:text-autospace="ideograph-alpha"/>
    </style:style>
    <style:style style:name="TableCell18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186" style:parent-style-name="표준" style:family="paragraph">
      <style:paragraph-properties style:line-break="strict" style:text-autospace="ideograph-alpha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233" style:parent-style-name="Textbody" style:family="paragraph">
      <style:paragraph-properties fo:margin-bottom="0in" fo:line-height="136%"/>
      <style:text-properties style:font-name="맑은 고딕" style:font-name-asian="맑은 고딕" fo:font-size="10pt" style:font-size-asian="10pt" style:font-size-complex="10pt"/>
    </style:style>
    <style:style style:name="P234" style:parent-style-name="Textbody" style:family="paragraph">
      <style:paragraph-properties fo:margin-bottom="0in" fo:line-height="136%"/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P235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236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237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238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239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241" style:family="table-column">
      <style:table-column-properties style:column-width="0.302in" style:use-optimal-column-width="false"/>
    </style:style>
    <style:style style:name="TableColumn242" style:family="table-column">
      <style:table-column-properties style:column-width="0.727in" style:use-optimal-column-width="false"/>
    </style:style>
    <style:style style:name="TableColumn243" style:family="table-column">
      <style:table-column-properties style:column-width="0.5541in" style:use-optimal-column-width="false"/>
    </style:style>
    <style:style style:name="TableColumn244" style:family="table-column">
      <style:table-column-properties style:column-width="0.5937in" style:use-optimal-column-width="false"/>
    </style:style>
    <style:style style:name="TableColumn245" style:family="table-column">
      <style:table-column-properties style:column-width="0.8645in" style:use-optimal-column-width="false"/>
    </style:style>
    <style:style style:name="TableColumn246" style:family="table-column">
      <style:table-column-properties style:column-width="0.4687in" style:use-optimal-column-width="false"/>
    </style:style>
    <style:style style:name="TableColumn247" style:family="table-column">
      <style:table-column-properties style:column-width="0.4687in" style:use-optimal-column-width="false"/>
    </style:style>
    <style:style style:name="TableColumn248" style:family="table-column">
      <style:table-column-properties style:column-width="0.5in" style:use-optimal-column-width="false"/>
    </style:style>
    <style:style style:name="TableColumn249" style:family="table-column">
      <style:table-column-properties style:column-width="0.4791in" style:use-optimal-column-width="false"/>
    </style:style>
    <style:style style:name="TableColumn250" style:family="table-column">
      <style:table-column-properties style:column-width="0.427in" style:use-optimal-column-width="false"/>
    </style:style>
    <style:style style:name="TableColumn251" style:family="table-column">
      <style:table-column-properties style:column-width="0.4479in" style:use-optimal-column-width="false"/>
    </style:style>
    <style:style style:name="TableColumn252" style:family="table-column">
      <style:table-column-properties style:column-width="0.4479in" style:use-optimal-column-width="false"/>
    </style:style>
    <style:style style:name="TableColumn253" style:family="table-column">
      <style:table-column-properties style:column-width="0.4166in" style:use-optimal-column-width="false"/>
    </style:style>
    <style:style style:name="Table240" style:family="table">
      <style:table-properties style:width="6.6979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25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5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6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6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6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6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6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6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7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7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7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7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7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8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82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8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86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28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316" style:family="table-row">
      <style:table-row-properties style:use-optimal-row-height="false"/>
    </style:style>
    <style:style style:name="P317" style:parent-style-name="표준" style:family="paragraph">
      <style:paragraph-properties style:line-break="strict" style:text-autospace="ideograph-alpha"/>
    </style:style>
    <style:style style:name="P318" style:parent-style-name="표준" style:family="paragraph">
      <style:paragraph-properties style:line-break="strict" style:text-autospace="ideograph-alpha"/>
    </style:style>
    <style:style style:name="P319" style:parent-style-name="표준" style:family="paragraph">
      <style:paragraph-properties style:line-break="strict" style:text-autospace="ideograph-alpha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322" style:parent-style-name="표준" style:family="paragraph">
      <style:paragraph-properties style:line-break="strict" style:text-autospace="ideograph-alpha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P340" style:parent-style-name="표준" style:family="paragraph">
      <style:paragraph-properties style:line-break="strict" style:text-autospace="ideograph-alpha"/>
    </style:style>
    <style:style style:name="P341" style:parent-style-name="표준" style:family="paragraph">
      <style:paragraph-properties style:line-break="strict" style:text-autospace="ideograph-alpha"/>
    </style:style>
    <style:style style:name="P342" style:parent-style-name="표준" style:family="paragraph">
      <style:paragraph-properties style:line-break="strict" style:text-autospace="ideograph-alpha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345" style:parent-style-name="표준" style:family="paragraph">
      <style:paragraph-properties style:line-break="strict" style:text-autospace="ideograph-alpha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36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390" style:family="table-row">
      <style:table-row-properties style:use-optimal-row-height="false"/>
    </style:style>
    <style:style style:name="P391" style:parent-style-name="표준" style:family="paragraph">
      <style:paragraph-properties style:line-break="strict" style:text-autospace="ideograph-alpha"/>
    </style:style>
    <style:style style:name="P392" style:parent-style-name="표준" style:family="paragraph">
      <style:paragraph-properties style:line-break="strict" style:text-autospace="ideograph-alpha"/>
    </style:style>
    <style:style style:name="P393" style:parent-style-name="표준" style:family="paragraph">
      <style:paragraph-properties style:line-break="strict" style:text-autospace="ideograph-alpha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396" style:parent-style-name="표준" style:family="paragraph">
      <style:paragraph-properties style:line-break="strict" style:text-autospace="ideograph-alpha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413" style:family="table-row">
      <style:table-row-properties style:use-optimal-row-height="false"/>
    </style:style>
    <style:style style:name="P414" style:parent-style-name="표준" style:family="paragraph">
      <style:paragraph-properties style:line-break="strict" style:text-autospace="ideograph-alpha"/>
    </style:style>
    <style:style style:name="P415" style:parent-style-name="표준" style:family="paragraph">
      <style:paragraph-properties style:line-break="strict" style:text-autospace="ideograph-alpha"/>
    </style:style>
    <style:style style:name="P416" style:parent-style-name="표준" style:family="paragraph">
      <style:paragraph-properties style:line-break="strict" style:text-autospace="ideograph-alpha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419" style:parent-style-name="표준" style:family="paragraph">
      <style:paragraph-properties style:line-break="strict" style:text-autospace="ideograph-alpha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436" style:family="table-row">
      <style:table-row-properties style:use-optimal-row-height="false"/>
    </style:style>
    <style:style style:name="P437" style:parent-style-name="표준" style:family="paragraph">
      <style:paragraph-properties style:line-break="strict" style:text-autospace="ideograph-alpha"/>
    </style:style>
    <style:style style:name="P438" style:parent-style-name="표준" style:family="paragraph">
      <style:paragraph-properties style:line-break="strict" style:text-autospace="ideograph-alpha"/>
    </style:style>
    <style:style style:name="P439" style:parent-style-name="표준" style:family="paragraph">
      <style:paragraph-properties style:line-break="strict" style:text-autospace="ideograph-alpha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442" style:parent-style-name="표준" style:family="paragraph">
      <style:paragraph-properties style:line-break="strict" style:text-autospace="ideograph-alpha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맑은 고딕" style:font-name-asian="맑은 고딕" fo:font-size="9pt" style:font-size-asian="9pt" style:font-size-complex="9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486" style:family="table-row">
      <style:table-row-properties style:use-optimal-row-height="false"/>
    </style:style>
    <style:style style:name="P487" style:parent-style-name="표준" style:family="paragraph">
      <style:paragraph-properties style:line-break="strict" style:text-autospace="ideograph-alpha"/>
    </style:style>
    <style:style style:name="P488" style:parent-style-name="표준" style:family="paragraph">
      <style:paragraph-properties style:line-break="strict" style:text-autospace="ideograph-alpha"/>
    </style:style>
    <style:style style:name="P489" style:parent-style-name="표준" style:family="paragraph">
      <style:paragraph-properties style:line-break="strict" style:text-autospace="ideograph-alpha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510" style:family="table-row">
      <style:table-row-properties style:use-optimal-row-height="false"/>
    </style:style>
    <style:style style:name="P511" style:parent-style-name="표준" style:family="paragraph">
      <style:paragraph-properties style:line-break="strict" style:text-autospace="ideograph-alpha"/>
    </style:style>
    <style:style style:name="P512" style:parent-style-name="표준" style:family="paragraph">
      <style:paragraph-properties style:line-break="strict" style:text-autospace="ideograph-alpha"/>
    </style:style>
    <style:style style:name="P513" style:parent-style-name="표준" style:family="paragraph">
      <style:paragraph-properties style:line-break="strict" style:text-autospace="ideograph-alpha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P534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35" style:parent-style-name="Textbody" style:family="paragraph">
      <style:text-properties style:font-name="맑은 고딕" style:font-name-asian="맑은 고딕" fo:font-weight="bold" style:font-weight-asian="bold" style:font-weight-complex="bold" fo:font-size="11pt" style:font-size-asian="11pt" style:font-size-complex="11pt"/>
    </style:style>
    <style:style style:name="P536" style:parent-style-name="Textbody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537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38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39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40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41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42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544" style:family="table-column">
      <style:table-column-properties style:column-width="1.6736in" style:use-optimal-column-width="false"/>
    </style:style>
    <style:style style:name="TableColumn545" style:family="table-column">
      <style:table-column-properties style:column-width="1.6736in" style:use-optimal-column-width="false"/>
    </style:style>
    <style:style style:name="TableColumn546" style:family="table-column">
      <style:table-column-properties style:column-width="1.6729in" style:use-optimal-column-width="false"/>
    </style:style>
    <style:style style:name="TableColumn547" style:family="table-column">
      <style:table-column-properties style:column-width="1.6729in" style:use-optimal-column-width="false"/>
    </style:style>
    <style:style style:name="Table543" style:family="table">
      <style:table-properties style:width="6.693in" fo:margin-left="0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Cell55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Cell55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Cell55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맑은 고딕" style:font-name-asian="맑은 고딕" fo:font-size="10pt" style:font-size-asian="10pt" style:font-size-complex="10pt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맑은 고딕" style:font-name-asian="맑은 고딕" fo:font-size="10pt" style:font-size-asian="10pt" style:font-size-complex="10pt"/>
    </style:style>
    <style:style style:name="P593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94" style:parent-style-name="Textbody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595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96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97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98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599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601" style:family="table-column">
      <style:table-column-properties style:column-width="1.2083in" style:use-optimal-column-width="false"/>
    </style:style>
    <style:style style:name="TableColumn602" style:family="table-column">
      <style:table-column-properties style:column-width="5.4895in" style:use-optimal-column-width="false"/>
    </style:style>
    <style:style style:name="Table600" style:family="table">
      <style:table-properties style:width="6.6979in" fo:margin-left="0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606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1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1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1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1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1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23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24" style:parent-style-name="Textbody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625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26" style:parent-style-name="Textbody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627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28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29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30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31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633" style:family="table-column">
      <style:table-column-properties style:column-width="1.5729in" style:use-optimal-column-width="false"/>
    </style:style>
    <style:style style:name="TableColumn634" style:family="table-column">
      <style:table-column-properties style:column-width="5.125in" style:use-optimal-column-width="false"/>
    </style:style>
    <style:style style:name="Table632" style:family="table">
      <style:table-properties style:width="6.6979in" fo:margin-left="0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70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671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673" style:family="table-column">
      <style:table-column-properties style:column-width="1.3854in" style:use-optimal-column-width="false"/>
    </style:style>
    <style:style style:name="TableColumn674" style:family="table-column">
      <style:table-column-properties style:column-width="1.3854in" style:use-optimal-column-width="false"/>
    </style:style>
    <style:style style:name="TableColumn675" style:family="table-column">
      <style:table-column-properties style:column-width="1.3333in" style:use-optimal-column-width="false"/>
    </style:style>
    <style:style style:name="TableColumn676" style:family="table-column">
      <style:table-column-properties style:column-width="2.5937in" style:use-optimal-column-width="false"/>
    </style:style>
    <style:style style:name="Table672" style:family="table">
      <style:table-properties style:width="6.6979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68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68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Cell684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맑은 고딕" style:font-name-asian="맑은 고딕" fo:font-size="8pt" style:font-size-asian="8pt" style:font-size-complex="8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end"/>
      <style:text-properties style:font-name="맑은 고딕" style:font-name-asian="맑은 고딕" fo:font-size="8pt" style:font-size-asian="8pt" style:font-size-complex="8pt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end"/>
      <style:text-properties style:font-name="맑은 고딕" style:font-name-asian="맑은 고딕" fo:font-size="8pt" style:font-size-asian="8pt" style:font-size-complex="8pt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704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705" style:parent-style-name="Textbody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706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707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708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709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710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712" style:family="table-column">
      <style:table-column-properties style:column-width="1.3381in" style:use-optimal-column-width="false"/>
    </style:style>
    <style:style style:name="TableColumn713" style:family="table-column">
      <style:table-column-properties style:column-width="0.8597in" style:use-optimal-column-width="false"/>
    </style:style>
    <style:style style:name="TableColumn714" style:family="table-column">
      <style:table-column-properties style:column-width="1.8173in" style:use-optimal-column-width="false"/>
    </style:style>
    <style:style style:name="TableColumn715" style:family="table-column">
      <style:table-column-properties style:column-width="1.3388in" style:use-optimal-column-width="false"/>
    </style:style>
    <style:style style:name="TableColumn716" style:family="table-column">
      <style:table-column-properties style:column-width="1.3437in" style:use-optimal-column-width="false"/>
    </style:style>
    <style:style style:name="Table711" style:family="table">
      <style:table-properties style:width="6.6979in" fo:margin-left="0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2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4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4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51" style:family="table-row">
      <style:table-row-properties style:use-optimal-row-height="false"/>
    </style:style>
    <style:style style:name="P752" style:parent-style-name="표준" style:family="paragraph">
      <style:paragraph-properties style:line-break="strict" style:text-autospace="ideograph-alpha"/>
    </style:style>
    <style:style style:name="TableCell75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5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61" style:family="table-row">
      <style:table-row-properties style:use-optimal-row-height="false"/>
    </style:style>
    <style:style style:name="P762" style:parent-style-name="표준" style:family="paragraph">
      <style:paragraph-properties style:line-break="strict" style:text-autospace="ideograph-alpha"/>
    </style:style>
    <style:style style:name="TableCell76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7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78" style:family="table-row">
      <style:table-row-properties style:use-optimal-row-height="false"/>
    </style:style>
    <style:style style:name="P779" style:parent-style-name="표준" style:family="paragraph">
      <style:paragraph-properties style:line-break="strict" style:text-autospace="ideograph-alpha"/>
    </style:style>
    <style:style style:name="TableCell78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784" style:family="table-row">
      <style:table-row-properties style:use-optimal-row-height="false"/>
    </style:style>
    <style:style style:name="P785" style:parent-style-name="표준" style:family="paragraph">
      <style:paragraph-properties style:line-break="strict" style:text-autospace="ideograph-alpha"/>
    </style:style>
    <style:style style:name="TableCell78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790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791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793" style:family="table-column">
      <style:table-column-properties style:column-width="1.3541in" style:use-optimal-column-width="false"/>
    </style:style>
    <style:style style:name="TableColumn794" style:family="table-column">
      <style:table-column-properties style:column-width="5.3437in" style:use-optimal-column-width="false"/>
    </style:style>
    <style:style style:name="Table792" style:family="table">
      <style:table-properties style:width="6.6979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8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05" style:family="table-row">
      <style:table-row-properties style:use-optimal-row-height="false"/>
    </style:style>
    <style:style style:name="P806" style:parent-style-name="표준" style:family="paragraph">
      <style:paragraph-properties style:line-break="strict" style:text-autospace="ideograph-alpha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09" style:family="table-row">
      <style:table-row-properties style:use-optimal-row-height="false"/>
    </style:style>
    <style:style style:name="P810" style:parent-style-name="표준" style:family="paragraph">
      <style:paragraph-properties style:line-break="strict" style:text-autospace="ideograph-alpha"/>
    </style:style>
    <style:style style:name="TableCell8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813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814" style:parent-style-name="Textbody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815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816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P817" style:parent-style-name="Textbody" style:family="paragraph">
      <style:text-properties style:font-name="맑은 고딕" style:font-name-asian="맑은 고딕" fo:font-size="10pt" style:font-size-asian="10pt" style:font-size-complex="10pt"/>
    </style:style>
    <style:style style:name="TableColumn819" style:family="table-column">
      <style:table-column-properties style:column-width="1.6736in" style:use-optimal-column-width="false"/>
    </style:style>
    <style:style style:name="TableColumn820" style:family="table-column">
      <style:table-column-properties style:column-width="1.6736in" style:use-optimal-column-width="false"/>
    </style:style>
    <style:style style:name="TableColumn821" style:family="table-column">
      <style:table-column-properties style:column-width="1.6729in" style:use-optimal-column-width="false"/>
    </style:style>
    <style:style style:name="TableColumn822" style:family="table-column">
      <style:table-column-properties style:column-width="1.6729in" style:use-optimal-column-width="false"/>
    </style:style>
    <style:style style:name="Table818" style:family="table">
      <style:table-properties style:width="6.693in" fo:margin-left="0in" table:align="lef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82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82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830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877" style:parent-style-name="Textbody" style:family="paragraph">
      <style:text-properties style:font-name="맑은 고딕" style:font-name-asian="맑은 고딕" fo:font-size="10pt" style:font-size-asian="10pt" style:font-size-complex="10pt"/>
    </style:style>
  </office:automatic-styles>
  <office:body>
    <office:text text:use-soft-page-breaks="true">
      <text:p text:style-name="P1"><text:bookmark-start text:name="docs-internal-guid-122bf2fb-7fff-50e7-0c"/><text:bookmark-end text:name="docs-internal-guid-122bf2fb-7fff-50e7-0c"/><text:span text:style-name="T2">도서</text:span><text:span text:style-name="T3">_처음부터 다시 배우는 웹 기획</text:span><text:span text:style-name="T4">(2016)</text:span></text:p>
      <text:p text:style-name="P5">사이트<text:s/>주요<text:s/>정책<text:s/>정의</text:p>
      <text:p text:style-name="P6"><text:span text:style-name="T7">프론트</text:span><text:span text:style-name="T8"><text:s/></text:span><text:span text:style-name="T9">및관리자</text:span><text:span text:style-name="T10"><text:s/></text:span><text:span text:style-name="T11">기본</text:span><text:span text:style-name="T12"><text:s/></text:span><text:span text:style-name="T13">정책</text:span>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프론트<text:s/>기본<text:s/>정책</text:p>
          </table:table-cell>
          <table:table-cell table:style-name="TableCell20">
            <text:p text:style-name="P21">관리자<text:s/>기본<text:s/>정책</text:p>
          </table:table-cell>
        </table:table-row>
        <table:table-row table:style-name="TableRow22">
          <table:table-cell table:style-name="TableCell23">
            <text:p text:style-name="P24">-브렌딩<text:s/>정책</text:p>
            <text:p text:style-name="P25">-카피<text:s/>정책</text:p>
            <text:p text:style-name="P26">-디자인<text:s/>정책(스타일시트)</text:p>
            <text:p text:style-name="P27">-접근<text:s/>권한<text:s/>정책</text:p>
            <text:p text:style-name="P28">-콘텐츠(상품)정책</text:p>
            <text:p text:style-name="P29">-게시판<text:s/>정책</text:p>
            <text:p text:style-name="P30">등등</text:p>
          </table:table-cell>
          <table:table-cell table:style-name="TableCell31">
            <text:p text:style-name="P32">-카테고리<text:s/>분류<text:s/>체계<text:s/>정책</text:p>
            <text:p text:style-name="P33">-서비스<text:s/>정책</text:p>
            <text:p text:style-name="P34">-배송<text:s/>정책</text:p>
            <text:p text:style-name="P35">-마케팅<text:s/>정책(포인트)</text:p>
            <text:p text:style-name="P36">-결제,<text:s/>환불<text:s/>정책</text:p>
            <text:p text:style-name="P37">-보안<text:s/>정책</text:p>
            <text:p text:style-name="P38">등등</text:p>
          </table:table-cell>
        </table:table-row>
      </table:table>
      <text:p text:style-name="P39"/>
      <text:p text:style-name="P40">프론트<text:s/>정책<text:s/>정의<text:s/>기본 <text:s/>가이드</text:p>
      <text:p text:style-name="P41">1)브랜딩<text:s/>정책</text:p>
      <text:p text:style-name="P42">매체에<text:s/>어떻게<text:s/>홍보해야<text:s/>할지<text:s/>구체적인<text:s/>방향을<text:s/>세우는<text:s/>것부터<text:s/>가장<text:s/>중요한 </text:p>
      <text:p text:style-name="P43">사이트의<text:s/>콘셉,<text:s/>슬로건을<text:s/>정하는<text:s/>것을<text:s/>목표로<text:s/>함</text:p>
      <text:p text:style-name="P44"/>
      <text:p text:style-name="P45">2)<text:s/>카피<text:s/>정책</text:p>
      <text:p text:style-name="P46">화려한<text:s/>디자인과<text:s/>인터렉션이<text:s/>대세였던<text:s/>반면<text:s/>현재는<text:s/>빠른<text:s/>의사결정이<text:s/>요구되는<text:s/>UX를<text:s/>중심으로<text:s/>하는<text:s/>사이트가<text:s/>많이<text:s/>생겨나고<text:s/>있음. </text:p>
      <text:p text:style-name="P47">최종적으로<text:s/>우리가<text:s/>기획하고<text:s/>전달하고자<text:s/>하는<text:s/>것은<text:s/>화려한<text:s/>디자인이<text:s/>아닌<text:s/>‘행동을<text:s/>요구하는<text:s/>메시지’이기<text:s/>때문이다.</text:p>
      <text:p text:style-name="P48"/>
      <text:p text:style-name="P49">3)<text:s/>디자인<text:s/>정책</text:p>
      <text:p text:style-name="P50">-테이블<text:s/>정의</text:p>
      <text:p text:style-name="P51">-버튼<text:s/>정의:<text:s/>버튼<text:s/>명,<text:s/>버튼<text:s/>사이즈<text:s/>정의</text:p>
      <text:p text:style-name="P52">-입력<text:s/>폼<text:s/>정의:<text:s/>인풋<text:s/>박스,<text:s/>체크박스,<text:s/>라디오<text:s/>박스<text:s/>등</text:p>
      <text:p text:style-name="P53">-게시판<text:s/>정의:<text:s/>게시판<text:s/>테이블<text:s/>정의<text:s/>및<text:s/>BG색상<text:s/>정의</text:p>
      <text:p text:style-name="P54"/>
      <text:p text:style-name="P55">4)<text:s/>접근<text:s/>권한<text:s/>정책</text:p>
      <text:soft-page-break/>
      <text:p text:style-name="P56">접근<text:s/>권한<text:s/>정책<text:s/>문서<text:s/>예시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rows-spanned="3">
            <text:p text:style-name="P66">메뉴명</text:p>
          </table:table-cell>
          <table:table-cell table:style-name="TableCell67" table:number-columns-spanned="4">
            <text:p text:style-name="P68">고객구분</text:p>
          </table:table-cell>
          <table:covered-table-cell/>
          <table:covered-table-cell/>
          <table:covered-table-cell/>
          <table:table-cell table:style-name="TableCell69" table:number-rows-spanned="3">
            <text:p text:style-name="P70">비고</text:p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 table:number-rows-spanned="2">
            <text:p text:style-name="P74">방문자</text:p>
          </table:table-cell>
          <table:table-cell table:style-name="TableCell75" table:number-rows-spanned="2">
            <text:p text:style-name="P76">가입회원</text:p>
          </table:table-cell>
          <table:table-cell table:style-name="TableCell77" table:number-columns-spanned="2">
            <text:p text:style-name="P78">유료회원</text:p>
          </table:table-cell>
          <table:covered-table-cell/>
          <table:covered-table-cell>
            <text:p text:style-name="P79"/>
          </table:covered-table-cell>
        </table:table-row>
        <table:table-row table:style-name="TableRow80">
          <table:covered-table-cell>
            <text:p text:style-name="P81"/>
          </table:covered-table-cell>
          <table:covered-table-cell>
            <text:p text:style-name="P82"/>
          </table:covered-table-cell>
          <table:covered-table-cell>
            <text:p text:style-name="P83"/>
          </table:covered-table-cell>
          <table:table-cell table:style-name="TableCell84">
            <text:p text:style-name="P85">일반</text:p>
          </table:table-cell>
          <table:table-cell table:style-name="TableCell86">
            <text:p text:style-name="P87">우수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>
            <text:p text:style-name="P91">고객센터</text:p>
          </table:table-cell>
          <table:table-cell table:style-name="TableCell92">
            <text:p text:style-name="P93"/>
          </table:table-cell>
          <table:table-cell table:style-name="TableCell94">
            <text:p text:style-name="P95">O</text:p>
          </table:table-cell>
          <table:table-cell table:style-name="TableCell96">
            <text:p text:style-name="P97">O</text:p>
          </table:table-cell>
          <table:table-cell table:style-name="TableCell98">
            <text:p text:style-name="P99">O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공지사항</text:p>
          </table:table-cell>
          <table:table-cell table:style-name="TableCell105">
            <text:p text:style-name="P106">O</text:p>
          </table:table-cell>
          <table:table-cell table:style-name="TableCell107">
            <text:p text:style-name="P108">O</text:p>
          </table:table-cell>
          <table:table-cell table:style-name="TableCell109">
            <text:p text:style-name="P110">O</text:p>
          </table:table-cell>
          <table:table-cell table:style-name="TableCell111">
            <text:p text:style-name="P112">O</text:p>
          </table:table-cell>
          <table:table-cell table:style-name="TableCell113">
            <text:p text:style-name="P114"/>
          </table:table-cell>
        </table:table-row>
      </table:table>
      <text:p text:style-name="P115"/>
      <text:p text:style-name="P116">5)<text:s/>콘텐츠<text:s/>상품<text:s/>정책</text:p>
      <text:p text:style-name="P117">콘텐츠는<text:s/>상품의<text:s/>수급일<text:s/>결정도<text:s/>중요하지만<text:s/>수급<text:s/>시점에서<text:s/>발생되는<text:s/>문제가<text:s/>많으므로<text:s/>수시로<text:s/>체크해야<text:s/>한다.</text:p>
      <text:p text:style-name="P118"/>
      <text:p text:style-name="P119"><text:span text:style-name="T120">콘텐츠</text:span><text:span text:style-name="T121"><text:s/></text:span><text:span text:style-name="T122">상품</text:span><text:span text:style-name="T123"><text:s/></text:span><text:span text:style-name="T124">정책</text:span><text:span text:style-name="T125"><text:s/></text:span><text:span text:style-name="T126">문서</text:span><text:span text:style-name="T127"><text:s/></text:span><text:span text:style-name="T128">예시</text:span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 table:number-rows-spanned="3">
            <text:p text:style-name="P143">NO</text:p>
          </table:table-cell>
          <table:table-cell table:style-name="TableCell144" table:number-rows-spanned="3">
            <text:p text:style-name="P145">콘텐츠<text:s/>유형</text:p>
          </table:table-cell>
          <table:table-cell table:style-name="TableCell146" table:number-rows-spanned="3">
            <text:p text:style-name="P147">제공<text:s/>형태</text:p>
          </table:table-cell>
          <table:table-cell table:style-name="TableCell148" table:number-rows-spanned="3">
            <text:p text:style-name="P149">수급일</text:p>
          </table:table-cell>
          <table:table-cell table:style-name="TableCell150" table:number-rows-spanned="3">
            <text:p text:style-name="P151">판매<text:s/>방식</text:p>
          </table:table-cell>
          <table:table-cell table:style-name="TableCell152" table:number-rows-spanned="3">
            <text:p text:style-name="P153">가격</text:p>
          </table:table-cell>
          <table:table-cell table:style-name="TableCell154" table:number-columns-spanned="4">
            <text:p text:style-name="P155">고객구분</text:p>
          </table:table-cell>
          <table:covered-table-cell/>
          <table:covered-table-cell/>
          <table:covered-table-cell/>
          <table:table-cell table:style-name="TableCell156" table:number-rows-spanned="3">
            <text:p text:style-name="P157"/>
            <text:p text:style-name="P158">비고</text:p>
          </table:table-cell>
        </table:table-row>
        <table:table-row table:style-name="TableRow159">
          <table:covered-table-cell>
            <text:p text:style-name="P160"/>
          </table:covered-table-cell>
          <table:covered-table-cell>
            <text:p text:style-name="P161"/>
          </table:covered-table-cell>
          <table:covered-table-cell>
            <text:p text:style-name="P162"/>
          </table:covered-table-cell>
          <table:covered-table-cell>
            <text:p text:style-name="P163"/>
          </table:covered-table-cell>
          <table:covered-table-cell>
            <text:p text:style-name="P164"/>
          </table:covered-table-cell>
          <table:covered-table-cell>
            <text:p text:style-name="P165"/>
          </table:covered-table-cell>
          <table:table-cell table:style-name="TableCell166" table:number-rows-spanned="2">
            <text:p text:style-name="P167">방문자</text:p>
          </table:table-cell>
          <table:table-cell table:style-name="TableCell168" table:number-rows-spanned="2">
            <text:p text:style-name="P169">가입회원</text:p>
          </table:table-cell>
          <table:table-cell table:style-name="TableCell170" table:number-columns-spanned="2">
            <text:p text:style-name="P171">유료회원</text:p>
          </table:table-cell>
          <table:covered-table-cell/>
          <table:covered-table-cell>
            <text:p text:style-name="P172"/>
          </table:covered-table-cell>
        </table:table-row>
        <table:table-row table:style-name="TableRow173">
          <table:covered-table-cell>
            <text:p text:style-name="P174"/>
          </table:covered-table-cell>
          <table:covered-table-cell>
            <text:p text:style-name="P175"/>
          </table:covered-table-cell>
          <table:covered-table-cell>
            <text:p text:style-name="P176"/>
          </table:covered-table-cell>
          <table:covered-table-cell>
            <text:p text:style-name="P177"/>
          </table:covered-table-cell>
          <table:covered-table-cell>
            <text:p text:style-name="P178"/>
          </table:covered-table-cell>
          <table:covered-table-cell>
            <text:p text:style-name="P179"/>
          </table:covered-table-cell>
          <table:covered-table-cell>
            <text:p text:style-name="P180"/>
          </table:covered-table-cell>
          <table:covered-table-cell>
            <text:p text:style-name="P181"/>
          </table:covered-table-cell>
          <table:table-cell table:style-name="TableCell182">
            <text:p text:style-name="P183">일반</text:p>
          </table:table-cell>
          <table:table-cell table:style-name="TableCell184">
            <text:p text:style-name="P185">우수</text:p>
          </table:table-cell>
          <table:covered-table-cell>
            <text:p text:style-name="P186"/>
          </table:covered-table-cell>
        </table:table-row>
        <table:table-row table:style-name="TableRow187">
          <table:table-cell table:style-name="TableCell188">
            <text:p text:style-name="P189">1</text:p>
          </table:table-cell>
          <table:table-cell table:style-name="TableCell190">
            <text:p text:style-name="P191">강좌</text:p>
          </table:table-cell>
          <table:table-cell table:style-name="TableCell192">
            <text:p text:style-name="P193">동영상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기간정액제</text:p>
          </table:table-cell>
          <table:table-cell table:style-name="TableCell198">
            <text:p text:style-name="P199">상시적용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O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</table:table>
      <text:p text:style-name="P233"/>
      <text:p text:style-name="P234">6)<text:s/>게시판<text:s/>정책</text:p>
      <text:p text:style-name="P235"><text:s/>게시판<text:s/>정책<text:s/>요소<text:s/>중<text:s/>협업<text:s/>시에<text:s/>가장<text:s/>필요한<text:s/>것이<text:s/>게시판<text:s/>접근<text:s/>권한<text:s/>정책이다.</text:p>
      <text:p text:style-name="P236">사이트에서는<text:s/>고객<text:s/>유치<text:s/>또는<text:s/>고객<text:s/>서비스<text:s/>차별화를<text:s/>위해<text:s/>방문자와<text:s/>회원<text:s/>간의<text:s/>서비스의<text:s/>차등화를<text:s/>주고<text:s/>있다.</text:p>
      <text:p text:style-name="P237">여기서<text:s/>정의되는<text:s/>게시판<text:s/>정책은<text:s/>그<text:s/>차등화를<text:s/>정리하여<text:s/>개발자가<text:s/>게시판<text:s/>프로그램을<text:s/>만들<text:s/>때<text:s/>가이드를<text:s/>제공하는<text:s/>것이다.</text:p>
      <text:p text:style-name="P238"/>
      <text:p text:style-name="P239">게시판<text:s/>정책<text:s/>문서<text:s/>예시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No</text:p>
          </table:table-cell>
          <table:table-cell table:style-name="TableCell257">
            <text:p text:style-name="P258">디렉토리명</text:p>
          </table:table-cell>
          <table:table-cell table:style-name="TableCell259">
            <text:p text:style-name="P260">게시판</text:p>
            <text:p text:style-name="P261">명칭</text:p>
          </table:table-cell>
          <table:table-cell table:style-name="TableCell262">
            <text:p text:style-name="P263">사용자</text:p>
          </table:table-cell>
          <table:table-cell table:style-name="TableCell264">
            <text:p text:style-name="P265">게시물</text:p>
            <text:p text:style-name="P266">카테고리<text:s/>분류</text:p>
          </table:table-cell>
          <table:table-cell table:style-name="TableCell267">
            <text:p text:style-name="P268">리스트</text:p>
          </table:table-cell>
          <table:table-cell table:style-name="TableCell269">
            <text:p text:style-name="P270">내용</text:p>
            <text:p text:style-name="P271">보기</text:p>
          </table:table-cell>
          <table:table-cell table:style-name="TableCell272">
            <text:p text:style-name="P273">글쓰기</text:p>
          </table:table-cell>
          <table:table-cell table:style-name="TableCell274">
            <text:p text:style-name="P275">답변</text:p>
            <text:p text:style-name="P276">하기</text:p>
          </table:table-cell>
          <table:table-cell table:style-name="TableCell277">
            <text:p text:style-name="P278">수정</text:p>
            <text:p text:style-name="P279">하기</text:p>
          </table:table-cell>
          <table:table-cell table:style-name="TableCell280">
            <text:p text:style-name="P281">삭제</text:p>
            <text:p text:style-name="P282">하기</text:p>
          </table:table-cell>
          <table:table-cell table:style-name="TableCell283">
            <text:p text:style-name="P284">피일</text:p>
            <text:p text:style-name="P285">첨부</text:p>
          </table:table-cell>
          <table:table-cell table:style-name="TableCell286">
            <text:p text:style-name="P287">덧글</text:p>
            <text:p text:style-name="P288">달기</text:p>
          </table:table-cell>
        </table:table-row>
        <table:table-row table:style-name="TableRow289">
          <table:table-cell table:style-name="TableCell290" table:number-rows-spanned="3">
            <text:p text:style-name="P291">1</text:p>
          </table:table-cell>
          <table:table-cell table:style-name="TableCell292" table:number-rows-spanned="3">
            <text:p text:style-name="P293">공지사항</text:p>
          </table:table-cell>
          <table:table-cell table:style-name="TableCell294" table:number-rows-spanned="3">
            <text:p text:style-name="P295">공지사항</text:p>
          </table:table-cell>
          <table:table-cell table:style-name="TableCell296">
            <text:p text:style-name="P297">Admin</text:p>
          </table:table-cell>
          <table:table-cell table:style-name="TableCell298" table:number-rows-spanned="3">
            <text:p text:style-name="P299">없음</text:p>
          </table:table-cell>
          <table:table-cell table:style-name="TableCell300">
            <text:p text:style-name="P301">O</text:p>
          </table:table-cell>
          <table:table-cell table:style-name="TableCell302">
            <text:p text:style-name="P303">O</text:p>
          </table:table-cell>
          <table:table-cell table:style-name="TableCell304">
            <text:p text:style-name="P305">O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O</text:p>
          </table:table-cell>
          <table:table-cell table:style-name="TableCell310">
            <text:p text:style-name="P311">O</text:p>
          </table:table-cell>
          <table:table-cell table:style-name="TableCell312">
            <text:p text:style-name="P313">O</text:p>
          </table:table-cell>
          <table:table-cell table:style-name="TableCell314">
            <text:p text:style-name="P315"/>
          </table:table-cell>
        </table:table-row>
        <table:table-row table:style-name="TableRow316">
          <table:covered-table-cell>
            <text:p text:style-name="P317"/>
          </table:covered-table-cell>
          <table:covered-table-cell>
            <text:p text:style-name="P318"/>
          </table:covered-table-cell>
          <table:covered-table-cell>
            <text:p text:style-name="P319"/>
          </table:covered-table-cell>
          <table:table-cell table:style-name="TableCell320">
            <text:p text:style-name="P321">회원</text:p>
          </table:table-cell>
          <table:covered-table-cell>
            <text:p text:style-name="P322"/>
          </table:covered-table-cell>
          <table:table-cell table:style-name="TableCell323">
            <text:p text:style-name="P324">O</text:p>
          </table:table-cell>
          <table:table-cell table:style-name="TableCell325">
            <text:p text:style-name="P326">O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covered-table-cell>
            <text:p text:style-name="P340"/>
          </table:covered-table-cell>
          <table:covered-table-cell>
            <text:p text:style-name="P341"/>
          </table:covered-table-cell>
          <table:covered-table-cell>
            <text:p text:style-name="P342"/>
          </table:covered-table-cell>
          <table:table-cell table:style-name="TableCell343">
            <text:p text:style-name="P344">비회원</text:p>
          </table:table-cell>
          <table:covered-table-cell>
            <text:p text:style-name="P345"/>
          </table:covered-table-cell>
          <table:table-cell table:style-name="TableCell346">
            <text:p text:style-name="P347">O</text:p>
          </table:table-cell>
          <table:table-cell table:style-name="TableCell348">
            <text:p text:style-name="P349">O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 table:number-rows-spanned="4">
            <text:p text:style-name="P364">2</text:p>
          </table:table-cell>
          <table:table-cell table:style-name="TableCell365" table:number-rows-spanned="4">
            <text:p text:style-name="P366">커뮤니티</text:p>
          </table:table-cell>
          <table:table-cell table:style-name="TableCell367" table:number-rows-spanned="4">
            <text:p text:style-name="P368">종합반</text:p>
            <text:p text:style-name="P369">커뮤니티</text:p>
          </table:table-cell>
          <table:table-cell table:style-name="TableCell370">
            <text:p text:style-name="P371">admin</text:p>
          </table:table-cell>
          <table:table-cell table:style-name="TableCell372" table:number-rows-spanned="4">
            <text:p text:style-name="P373">없음</text:p>
          </table:table-cell>
          <table:table-cell table:style-name="TableCell374">
            <text:p text:style-name="P375">O</text:p>
          </table:table-cell>
          <table:table-cell table:style-name="TableCell376">
            <text:p text:style-name="P377">O</text:p>
          </table:table-cell>
          <table:table-cell table:style-name="TableCell378">
            <text:p text:style-name="P379">O</text:p>
          </table:table-cell>
          <table:table-cell table:style-name="TableCell380">
            <text:p text:style-name="P381">O</text:p>
          </table:table-cell>
          <table:table-cell table:style-name="TableCell382">
            <text:p text:style-name="P383">O</text:p>
          </table:table-cell>
          <table:table-cell table:style-name="TableCell384">
            <text:p text:style-name="P385">O</text:p>
          </table:table-cell>
          <table:table-cell table:style-name="TableCell386">
            <text:p text:style-name="P387">O</text:p>
          </table:table-cell>
          <table:table-cell table:style-name="TableCell388">
            <text:p text:style-name="P389">O</text:p>
          </table:table-cell>
        </table:table-row>
        <table:table-row table:style-name="TableRow390">
          <table:covered-table-cell>
            <text:p text:style-name="P391"/>
          </table:covered-table-cell>
          <table:covered-table-cell>
            <text:p text:style-name="P392"/>
          </table:covered-table-cell>
          <table:covered-table-cell>
            <text:p text:style-name="P393"/>
          </table:covered-table-cell>
          <table:table-cell table:style-name="TableCell394">
            <text:p text:style-name="P395">유료회원</text:p>
          </table:table-cell>
          <table:covered-table-cell>
            <text:p text:style-name="P396"/>
          </table:covered-table-cell>
          <table:table-cell table:style-name="TableCell397">
            <text:p text:style-name="P398">O</text:p>
          </table:table-cell>
          <table:table-cell table:style-name="TableCell399">
            <text:p text:style-name="P400">O</text:p>
          </table:table-cell>
          <table:table-cell table:style-name="TableCell401">
            <text:p text:style-name="P402">O</text:p>
          </table:table-cell>
          <table:table-cell table:style-name="TableCell403">
            <text:p text:style-name="P404">O</text:p>
          </table:table-cell>
          <table:table-cell table:style-name="TableCell405">
            <text:p text:style-name="P406">O</text:p>
          </table:table-cell>
          <table:table-cell table:style-name="TableCell407">
            <text:p text:style-name="P408">O</text:p>
          </table:table-cell>
          <table:table-cell table:style-name="TableCell409">
            <text:p text:style-name="P410">O</text:p>
          </table:table-cell>
          <table:table-cell table:style-name="TableCell411">
            <text:p text:style-name="P412">O</text:p>
          </table:table-cell>
        </table:table-row>
        <table:table-row table:style-name="TableRow413">
          <table:covered-table-cell>
            <text:p text:style-name="P414"/>
          </table:covered-table-cell>
          <table:covered-table-cell>
            <text:p text:style-name="P415"/>
          </table:covered-table-cell>
          <table:covered-table-cell>
            <text:p text:style-name="P416"/>
          </table:covered-table-cell>
          <table:table-cell table:style-name="TableCell417">
            <text:p text:style-name="P418">회원</text:p>
          </table:table-cell>
          <table:covered-table-cell>
            <text:p text:style-name="P419"/>
          </table:covered-table-cell>
          <table:table-cell table:style-name="TableCell420">
            <text:p text:style-name="P421">O</text:p>
          </table:table-cell>
          <table:table-cell table:style-name="TableCell422">
            <text:p text:style-name="P423">O</text:p>
          </table:table-cell>
          <table:table-cell table:style-name="TableCell424">
            <text:p text:style-name="P425">O</text:p>
          </table:table-cell>
          <table:table-cell table:style-name="TableCell426">
            <text:p text:style-name="P427">O</text:p>
          </table:table-cell>
          <table:table-cell table:style-name="TableCell428">
            <text:p text:style-name="P429">O</text:p>
          </table:table-cell>
          <table:table-cell table:style-name="TableCell430">
            <text:p text:style-name="P431">O</text:p>
          </table:table-cell>
          <table:table-cell table:style-name="TableCell432">
            <text:p text:style-name="P433">O</text:p>
          </table:table-cell>
          <table:table-cell table:style-name="TableCell434">
            <text:p text:style-name="P435">O</text:p>
          </table:table-cell>
        </table:table-row>
        <table:table-row table:style-name="TableRow436">
          <table:covered-table-cell>
            <text:p text:style-name="P437"/>
          </table:covered-table-cell>
          <table:covered-table-cell>
            <text:p text:style-name="P438"/>
          </table:covered-table-cell>
          <table:covered-table-cell>
            <text:p text:style-name="P439"/>
          </table:covered-table-cell>
          <table:table-cell table:style-name="TableCell440">
            <text:p text:style-name="P441">비회원</text:p>
          </table:table-cell>
          <table:covered-table-cell>
            <text:p text:style-name="P442"/>
          </table:covered-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ext:soft-page-break/>
        <table:table-row table:style-name="TableRow459">
          <table:table-cell table:style-name="TableCell460" table:number-rows-spanned="3">
            <text:p text:style-name="P461">3</text:p>
          </table:table-cell>
          <table:table-cell table:style-name="TableCell462" table:number-rows-spanned="3">
            <text:p text:style-name="P463">Q&amp;A</text:p>
          </table:table-cell>
          <table:table-cell table:style-name="TableCell464" table:number-rows-spanned="3">
            <text:p text:style-name="P465">Q&amp;A</text:p>
          </table:table-cell>
          <table:table-cell table:style-name="TableCell466">
            <text:p text:style-name="P467">Admin</text:p>
          </table:table-cell>
          <table:table-cell table:style-name="TableCell468">
            <text:p text:style-name="P469">없음</text:p>
          </table:table-cell>
          <table:table-cell table:style-name="TableCell470">
            <text:p text:style-name="P471">O</text:p>
          </table:table-cell>
          <table:table-cell table:style-name="TableCell472">
            <text:p text:style-name="P473">O</text:p>
          </table:table-cell>
          <table:table-cell table:style-name="TableCell474">
            <text:p text:style-name="P475">O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O</text:p>
          </table:table-cell>
          <table:table-cell table:style-name="TableCell480">
            <text:p text:style-name="P481">O</text:p>
          </table:table-cell>
          <table:table-cell table:style-name="TableCell482">
            <text:p text:style-name="P483">O</text:p>
          </table:table-cell>
          <table:table-cell table:style-name="TableCell484">
            <text:p text:style-name="P485"/>
          </table:table-cell>
        </table:table-row>
        <table:table-row table:style-name="TableRow486">
          <table:covered-table-cell>
            <text:p text:style-name="P487"/>
          </table:covered-table-cell>
          <table:covered-table-cell>
            <text:p text:style-name="P488"/>
          </table:covered-table-cell>
          <table:covered-table-cell>
            <text:p text:style-name="P489"/>
          </table:covered-table-cell>
          <table:table-cell table:style-name="TableCell490">
            <text:p text:style-name="P491">회원</text:p>
          </table:table-cell>
          <table:table-cell table:style-name="TableCell492">
            <text:p text:style-name="P493"/>
          </table:table-cell>
          <table:table-cell table:style-name="TableCell494">
            <text:p text:style-name="P495">O</text:p>
          </table:table-cell>
          <table:table-cell table:style-name="TableCell496">
            <text:p text:style-name="P497">O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</table:table-row>
        <table:table-row table:style-name="TableRow510">
          <table:covered-table-cell>
            <text:p text:style-name="P511"/>
          </table:covered-table-cell>
          <table:covered-table-cell>
            <text:p text:style-name="P512"/>
          </table:covered-table-cell>
          <table:covered-table-cell>
            <text:p text:style-name="P513"/>
          </table:covered-table-cell>
          <table:table-cell table:style-name="TableCell514">
            <text:p text:style-name="P515">비회원</text:p>
          </table:table-cell>
          <table:table-cell table:style-name="TableCell516">
            <text:p text:style-name="P517"/>
          </table:table-cell>
          <table:table-cell table:style-name="TableCell518">
            <text:p text:style-name="P519">O</text:p>
          </table:table-cell>
          <table:table-cell table:style-name="TableCell520">
            <text:p text:style-name="P521">O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</table:table>
      <text:p text:style-name="P534"/>
      <text:p text:style-name="P535">관리자<text:s/>정책<text:s/>정의<text:s/>기본<text:s/>가이드</text:p>
      <text:p text:style-name="P536">1)카테고리<text:s/>분류<text:s/>체계<text:s/>정책</text:p>
      <text:p text:style-name="P537">카테고리<text:s/>분류<text:s/>체계는<text:s/>예측<text:s/>가능한<text:s/>숫자<text:s/>단위로<text:s/>정한다.</text:p>
      <text:p text:style-name="P538">실제로<text:s/>1자리<text:s/>코드를<text:s/>잡았을<text:s/>때<text:s/>상품의<text:s/>종류가<text:s/>늘어난<text:s/>경우<text:s/>10자리<text:s/>수로<text:s/>코드를<text:s/>늘리지<text:s/>못하므로,<text:s/>신중하게<text:s/>범위를<text:s/>예측해야<text:s/>한다.</text:p>
      <text:p text:style-name="P539">e.g.) 6자리<text:s/>코드<text:s/>中<text:s/>첫<text:s/>3자리는<text:s/>학원<text:s/>강좌,<text:s/>다음<text:s/>2자리는<text:s/>학원<text:s/>과목,<text:s/>마지막<text:s/>1자리는<text:s/>교수<text:s/>코드일<text:s/>경우</text:p>
      <text:p text:style-name="P540"><text:s/>003236 : 6은<text:s/>교수코드이나<text:s/>교수가<text:s/>10명으로<text:s/>늘어난다면<text:s/>어떻게<text:s/>해야할지<text:s/>문제<text:s/>발생</text:p>
      <text:p text:style-name="P541"/>
      <text:p text:style-name="P542">카테고리<text:s/>분류<text:s/>체계<text:s/>정책<text:s/>문서<text:s/>예시</text:p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1depth</text:p>
          </table:table-cell>
          <table:table-cell table:style-name="TableCell551">
            <text:p text:style-name="P552">2depth</text:p>
          </table:table-cell>
          <table:table-cell table:style-name="TableCell553">
            <text:p text:style-name="P554">3depth</text:p>
          </table:table-cell>
          <table:table-cell table:style-name="TableCell555">
            <text:p text:style-name="P556">CODE</text:p>
          </table:table-cell>
        </table:table-row>
        <table:table-row table:style-name="TableRow557">
          <table:table-cell table:style-name="TableCell558">
            <text:p text:style-name="P559">강좌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>edu</text:p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p text:style-name="P570">온라인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'001</text:p>
          </table:table-cell>
        </table:table-row>
        <table:table-row table:style-name="TableRow575">
          <table:table-cell table:style-name="TableCell576">
            <text:p text:style-name="P577"/>
          </table:table-cell>
          <table:table-cell table:style-name="TableCell578">
            <text:p text:style-name="P579">학원</text:p>
          </table:table-cell>
          <table:table-cell table:style-name="TableCell580">
            <text:p text:style-name="P581"/>
          </table:table-cell>
          <table:table-cell table:style-name="TableCell582">
            <text:p text:style-name="P583">'002</text:p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>PMP</text:p>
          </table:table-cell>
          <table:table-cell table:style-name="TableCell589">
            <text:p text:style-name="P590"/>
          </table:table-cell>
          <table:table-cell table:style-name="TableCell591">
            <text:p text:style-name="P592">'003</text:p>
          </table:table-cell>
        </table:table-row>
      </table:table>
      <text:p text:style-name="P593"/>
      <text:p text:style-name="P594">2)서비스<text:s/>정책</text:p>
      <text:p text:style-name="P595">고객에게<text:s/>제공되는<text:s/>서비스에<text:s/>대한<text:s/>것<text:s/>뿐만<text:s/>아니라<text:s/>예상되는<text:s/>다양한<text:s/>변수를<text:s/>모두<text:s/>기재하는<text:s/>것이<text:s/>좋음.</text:p>
      <text:p text:style-name="P596">e.g.)<text:s/>이미지<text:s/>판매<text:s/>사이트:<text:s/>상품<text:s/>판매<text:s/>및<text:s/>포인트<text:s/>지급<text:s/>뿐만<text:s/>아니라<text:s/>이미지를<text:s/>도용하거나<text:s/>무단으로<text:s/>복제했을<text:s/>때<text:s/>어떻게<text:s/>대응할<text:s/>것인지<text:s text:c="2"/>등<text:s/>세심한<text:s/>부분까지<text:s/>정의해야<text:s/>함.</text:p>
      <text:p text:style-name="P597"/>
      <text:p text:style-name="P598">서비스<text:s/>정책<text:s/>문서<text:s/>예시</text:p>
      <text:p text:style-name="P599">2-1.<text:s/>무단복제<text:s/>안내<text:s/>경고창<text:s/>팝업<text:s/>내용(자동<text:s/>발송,<text:s/>회원<text:s text:c="2"/>최초<text:s/>확인일을<text:s/>기준으로<text:s/>10일<text:s/>동안<text:s/>유지)</text:p>
      <table:table table:style-name="Table600">
        <table:table-columns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>
            <text:p text:style-name="P605">적발<text:s/>회차</text:p>
          </table:table-cell>
          <table:table-cell table:style-name="TableCell606">
            <text:p text:style-name="P607">경고창<text:s/>팝업<text:s/>내용</text:p>
          </table:table-cell>
        </table:table-row>
        <table:table-row table:style-name="TableRow608">
          <table:table-cell table:style-name="TableCell609">
            <text:p text:style-name="P610">1차<text:s/>적발</text:p>
          </table:table-cell>
          <table:table-cell table:style-name="TableCell611">
            <text:p text:style-name="P612">회원님은<text:s/>[사진<text:s/>무단복제<text:s/>1차]<text:s/>적발<text:s/>되었습니다.</text:p>
            <text:p text:style-name="P613"/>
            <text:p text:style-name="P614">.<text:s/>무단복제<text:s/>적발<text:s/>회차별<text:s/>제재사항을<text:s/>확인하시기<text:s/>바랍니다.</text:p>
            <text:p text:style-name="P615">.본<text:s/>경고장은<text:s/>최초<text:s/>확인일을<text:s/>기준으로<text:s/>10일<text:s/>동안<text:s/>유지됩니다.</text:p>
            <text:p text:style-name="P616">.불법<text:s/>복제<text:s/>적발자<text:s/>관련<text:s/>문의사항은<text:s/>고객센터로<text:s/>문의하여<text:s/>주시기<text:s/>바랍니다.</text:p>
            <text:p text:style-name="P617">&lt;무단복제<text:s/>금지<text:s/>정책<text:s/>자세히<text:s/>보러가기&gt;</text:p>
          </table:table-cell>
        </table:table-row>
        <table:table-row table:style-name="TableRow618">
          <table:table-cell table:style-name="TableCell619">
            <text:p text:style-name="P620">2차<text:s/>적발</text:p>
          </table:table-cell>
          <table:table-cell table:style-name="TableCell621">
            <text:p text:style-name="P622"/>
          </table:table-cell>
        </table:table-row>
      </table:table>
      <text:p text:style-name="P623"/>
      <text:soft-page-break/>
      <text:p text:style-name="P624">3)배송<text:s/>정책</text:p>
      <text:p text:style-name="P625"/>
      <text:p text:style-name="P626">4)마케팅<text:s/>정책</text:p>
      <text:p text:style-name="P627"><text:s/>포인트<text:s/>및<text:s/>캐시를<text:s/>정의하는<text:s/>문서</text:p>
      <text:p text:style-name="P628">해당<text:s/>정책<text:s/>정의는<text:s/>고객과의<text:s/>금전적인<text:s/>거래가<text:s/>이뤄지기<text:s/>때문에<text:s/>경영지원팀<text:s/>또는<text:s/>개발자와<text:s/>의사결정을<text:s/>명확하게<text:s/>하고<text:s/>정의해야<text:s/>한다.</text:p>
      <text:p text:style-name="P629"/>
      <text:p text:style-name="P630">마케팅<text:s/>정책<text:s/>문서<text:s/>예시</text:p>
      <text:p text:style-name="P631">1.포인트<text:s/>정책<text:s/>정의</text:p>
      <table:table table:style-name="Table632">
        <table:table-columns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P637">포인트<text:s/>사용<text:s/>정책</text:p>
          </table:table-cell>
          <table:table-cell table:style-name="TableCell638">
            <text:p text:style-name="P639">( <text:s text:c="2"/>)원<text:s/>이상<text:s/>일<text:s/>때<text:s/>사용</text:p>
          </table:table-cell>
        </table:table-row>
        <table:table-row table:style-name="TableRow640">
          <table:table-cell table:style-name="TableCell641">
            <text:p text:style-name="P642">포인트<text:s/>사용<text:s/>단위</text:p>
          </table:table-cell>
          <table:table-cell table:style-name="TableCell643">
            <text:p text:style-name="P644">( <text:s text:c="2"/>)원<text:s/>씩<text:s/>사용</text:p>
          </table:table-cell>
        </table:table-row>
        <table:table-row table:style-name="TableRow645">
          <table:table-cell table:style-name="TableCell646">
            <text:p text:style-name="P647">소멸<text:s/>기간</text:p>
          </table:table-cell>
          <table:table-cell table:style-name="TableCell648">
            <text:p text:style-name="P649">( <text:s/>)일이<text:s/>지나면<text:s/>소멸</text:p>
          </table:table-cell>
        </table:table-row>
        <table:table-row table:style-name="TableRow650">
          <table:table-cell table:style-name="TableCell651">
            <text:p text:style-name="P652">환급<text:s/>가능<text:s/>여부</text:p>
          </table:table-cell>
          <table:table-cell table:style-name="TableCell653">
            <text:p text:style-name="P654">가능,<text:s/>불가능</text:p>
          </table:table-cell>
        </table:table-row>
        <table:table-row table:style-name="TableRow655">
          <table:table-cell table:style-name="TableCell656">
            <text:p text:style-name="P657">환급<text:s/>정책</text:p>
          </table:table-cell>
          <table:table-cell table:style-name="TableCell658">
            <text:p text:style-name="P659">신청일로부터<text:s text:c="2"/>( <text:s text:c="2"/>)일<text:s/>지나<text:s/>환급</text:p>
          </table:table-cell>
        </table:table-row>
        <table:table-row table:style-name="TableRow660">
          <table:table-cell table:style-name="TableCell661">
            <text:p text:style-name="P662">포인트<text:s/>제약요소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탈퇴<text:s/>시<text:s/>정책</text:p>
          </table:table-cell>
          <table:table-cell table:style-name="TableCell668">
            <text:p text:style-name="P669">( <text:s text:c="2"/>)일이<text:s/>지나면<text:s/>삭제</text:p>
          </table:table-cell>
        </table:table-row>
      </table:table>
      <text:p text:style-name="P670"/>
      <text:p text:style-name="P671">2.포인트<text:s/>적용<text:s/>상품</text:p>
      <table:table table:style-name="Table672">
        <table:table-columns>
          <table:table-column table:style-name="TableColumn673"/>
          <table:table-column table:style-name="TableColumn674"/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상품명</text:p>
          </table:table-cell>
          <table:table-cell table:style-name="TableCell680">
            <text:p text:style-name="P681">적립포인트</text:p>
          </table:table-cell>
          <table:table-cell table:style-name="TableCell682">
            <text:p text:style-name="P683">적립<text:s/>캐쉬</text:p>
          </table:table-cell>
          <table:table-cell table:style-name="TableCell684">
            <text:p text:style-name="P685">비고</text:p>
          </table:table-cell>
        </table:table-row>
        <table:table-row table:style-name="TableRow686">
          <table:table-cell table:style-name="TableCell687">
            <text:p text:style-name="P688">유료사진<text:s/>구매</text:p>
          </table:table-cell>
          <table:table-cell table:style-name="TableCell689">
            <text:p text:style-name="P690">3%</text:p>
          </table:table-cell>
          <table:table-cell table:style-name="TableCell691">
            <text:p text:style-name="P692">0</text:p>
          </table:table-cell>
          <table:table-cell table:style-name="TableCell693">
            <text:p text:style-name="P694">전체<text:s/>구매액의<text:s/>3를<text:s/>포인트로<text:s/>적립</text:p>
          </table:table-cell>
        </table:table-row>
        <table:table-row table:style-name="TableRow695"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</table:table>
      <text:p text:style-name="P704"/>
      <text:p text:style-name="P705">5)결제.환불<text:s/>정책</text:p>
      <text:p text:style-name="P706">결제<text:s/>대행사와의<text:s/>계약<text:s/>건에<text:s/>대한<text:s/>기초<text:s/>정보<text:s/>기술과<text:s/>정산<text:s/>및<text:s/>환급<text:s/>신청에<text:s/>대한<text:s/>규정</text:p>
      <text:p text:style-name="P707">또한<text:s/>고객<text:s/>간의<text:s/>서비스<text:s/>제공에서<text:s/>일어나는<text:s/>환급이나<text:s/>환불<text:s/>절차에<text:s/>대한<text:s/>내부<text:s/>규정을<text:s/>파악하여<text:s/>기술하는<text:s/>것도<text:s/>중요함. <text:s/>정부<text:s/>기관에서<text:s/>고시한<text:s/>환급<text:s/>규정에<text:s/>대한<text:s/>파악을<text:s/>통해<text:s/>법적인<text:s/>부분에서<text:s/>환급<text:s/>규정에<text:s/>오류가<text:s/>없는지도<text:s/>확인해야<text:s/>함.<text:s/>소비자<text:s/>보호원이나<text:s/>정보통신법에<text:s/>따른<text:s/>규정을<text:s/>반드시<text:s/>확인하고<text:s/>기술해야<text:s/>함.</text:p>
      <text:p text:style-name="P708"/>
      <text:p text:style-name="P709">결제,환불<text:s/>정책<text:s/>문서<text:s/>예시</text:p>
      <text:p text:style-name="P710">1,<text:s/>결제사<text:s/>정보</text:p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</table:table-columns>
        <table:table-row table:style-name="TableRow717">
          <table:table-cell table:style-name="TableCell718">
            <text:p text:style-name="P719">결제<text:s/>대행사</text:p>
          </table:table-cell>
          <table:table-cell table:style-name="TableCell720" table:number-columns-spanned="2">
            <text:p text:style-name="P721"/>
          </table:table-cell>
          <table:covered-table-cell/>
          <table:table-cell table:style-name="TableCell722">
            <text:p text:style-name="P723">대표전화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홈페이지</text:p>
          </table:table-cell>
          <table:table-cell table:style-name="TableCell729" table:number-columns-spanned="2">
            <text:p text:style-name="P730"/>
          </table:table-cell>
          <table:covered-table-cell/>
          <table:table-cell table:style-name="TableCell731">
            <text:p text:style-name="P732">FAX</text:p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서비스<text:s/>유형</text:p>
          </table:table-cell>
          <table:table-cell table:style-name="TableCell738" table:number-columns-spanned="4">
            <text:p text:style-name="P739">O<text:s/>카드<text:s text:c="2"/>O<text:s/>휴대폰<text:s/>O<text:s/>가상계좌<text:s/>O<text:s/>제휴사<text:s/>카드</text:p>
          </table:table-cell>
          <table:covered-table-cell/>
          <table:covered-table-cell/>
          <table:covered-table-cell/>
        </table:table-row>
        <table:table-row table:style-name="TableRow740">
          <table:table-cell table:style-name="TableCell741" table:number-rows-spanned="3">
            <text:p text:style-name="P742">연락처</text:p>
          </table:table-cell>
          <table:table-cell table:style-name="TableCell743">
            <text:p text:style-name="P744">영업<text:s/>담당</text:p>
          </table:table-cell>
          <table:table-cell table:style-name="TableCell745">
            <text:p text:style-name="P746"/>
          </table:table-cell>
          <table:table-cell table:style-name="TableCell747">
            <text:p text:style-name="P748">연락처</text:p>
          </table:table-cell>
          <table:table-cell table:style-name="TableCell749">
            <text:p text:style-name="P750"/>
          </table:table-cell>
        </table:table-row>
        <table:table-row table:style-name="TableRow751">
          <table:covered-table-cell>
            <text:p text:style-name="P752"/>
          </table:covered-table-cell>
          <table:table-cell table:style-name="TableCell753">
            <text:p text:style-name="P754">기술<text:s/>담당</text:p>
          </table:table-cell>
          <table:table-cell table:style-name="TableCell755">
            <text:p text:style-name="P756"/>
          </table:table-cell>
          <table:table-cell table:style-name="TableCell757">
            <text:p text:style-name="P758">연락처</text:p>
          </table:table-cell>
          <table:table-cell table:style-name="TableCell759">
            <text:p text:style-name="P760"/>
          </table:table-cell>
        </table:table-row>
        <table:table-row table:style-name="TableRow761">
          <table:covered-table-cell>
            <text:p text:style-name="P762"/>
          </table:covered-table-cell>
          <table:table-cell table:style-name="TableCell763">
            <text:p text:style-name="P764">정산<text:s/>담당</text:p>
          </table:table-cell>
          <table:table-cell table:style-name="TableCell765">
            <text:p text:style-name="P766"/>
          </table:table-cell>
          <table:table-cell table:style-name="TableCell767">
            <text:p text:style-name="P768">연락처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 table:number-rows-spanned="3">
            <text:p text:style-name="P773">정산</text:p>
          </table:table-cell>
          <table:table-cell table:style-name="TableCell774">
            <text:p text:style-name="P775">정산일</text:p>
          </table:table-cell>
          <table:table-cell table:style-name="TableCell776" table:number-columns-spanned="3">
            <text:p text:style-name="P777">( <text:s text:c="2"/>)일</text:p>
          </table:table-cell>
          <table:covered-table-cell/>
          <table:covered-table-cell/>
        </table:table-row>
        <table:table-row table:style-name="TableRow778">
          <table:covered-table-cell>
            <text:p text:style-name="P779"/>
          </table:covered-table-cell>
          <table:table-cell table:style-name="TableCell780">
            <text:p text:style-name="P781">수수료</text:p>
          </table:table-cell>
          <table:table-cell table:style-name="TableCell782" table:number-columns-spanned="3">
            <text:p text:style-name="P783">( <text:s text:c="2"/>)%</text:p>
          </table:table-cell>
          <table:covered-table-cell/>
          <table:covered-table-cell/>
        </table:table-row>
        <table:table-row table:style-name="TableRow784">
          <table:covered-table-cell>
            <text:p text:style-name="P785"/>
          </table:covered-table-cell>
          <table:table-cell table:style-name="TableCell786">
            <text:p text:style-name="P787">환급신청</text:p>
          </table:table-cell>
          <table:table-cell table:style-name="TableCell788" table:number-columns-spanned="3">
            <text:p text:style-name="P789">( <text:s text:c="2"/>)<text:s/>후<text:s/>입금</text:p>
          </table:table-cell>
          <table:covered-table-cell/>
          <table:covered-table-cell/>
        </table:table-row>
      </table:table>
      <text:p text:style-name="P790"/>
      <text:p text:style-name="P791">2.내부<text:s/>정책<text:s/>정의</text:p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환급<text:s/>가능<text:s/>여부</text:p>
          </table:table-cell>
          <table:table-cell table:style-name="TableCell798">
            <text:p text:style-name="P799">가능,<text:s/>불가능</text:p>
          </table:table-cell>
        </table:table-row>
        <table:table-row table:style-name="TableRow800">
          <table:table-cell table:style-name="TableCell801" table:number-rows-spanned="3">
            <text:p text:style-name="P802">환급<text:s/>규정</text:p>
          </table:table-cell>
          <table:table-cell table:style-name="TableCell803">
            <text:p text:style-name="P804">( <text:s/>)일<text:s/>지나면<text:s text:c="2"/>( <text:s/>)%<text:s/>차감<text:s/>후<text:s/>환급</text:p>
          </table:table-cell>
        </table:table-row>
        <table:table-row table:style-name="TableRow805">
          <table:covered-table-cell>
            <text:p text:style-name="P806"/>
          </table:covered-table-cell>
          <table:table-cell table:style-name="TableCell807">
            <text:p text:style-name="P808">( <text:s/>)일<text:s/>지나면<text:s text:c="2"/>( <text:s/>)%<text:s/>차감<text:s/>후<text:s/>환급</text:p>
          </table:table-cell>
        </table:table-row>
        <table:table-row table:style-name="TableRow809">
          <table:covered-table-cell>
            <text:p text:style-name="P810"/>
          </table:covered-table-cell>
          <table:table-cell table:style-name="TableCell811">
            <text:p text:style-name="P812">( <text:s/>)일<text:s/>지나면<text:s text:c="2"/>( <text:s/>)%<text:s/>차감<text:s/>후<text:s/>환급</text:p>
          </table:table-cell>
        </table:table-row>
      </table:table>
      <text:p text:style-name="P813"/>
      <text:p text:style-name="P814">6)보안<text:s/>정책</text:p>
      <text:p text:style-name="P815">실제<text:s/>고객의<text:s/>정보를<text:s/>다루는<text:s/>담당자를<text:s/>규정하여<text:s/>고객<text:s/>DB의<text:s/>접근<text:s/>권한을<text:s/>규정하는데<text:s/>목적을<text:s/>두고<text:s/>있다.</text:p>
      <text:p text:style-name="P816"/>
      <text:p text:style-name="P817">보안<text:s/>정책<text:s/>문서<text:s/>예시</text:p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보안구분</text:p>
          </table:table-cell>
          <table:table-cell table:style-name="TableCell826">
            <text:p text:style-name="P827">책임자</text:p>
          </table:table-cell>
          <table:table-cell table:style-name="TableCell828">
            <text:p text:style-name="P829">연락처</text:p>
          </table:table-cell>
          <table:table-cell table:style-name="TableCell830">
            <text:p text:style-name="P831">이메일</text:p>
          </table:table-cell>
        </table:table-row>
        <table:table-row table:style-name="TableRow832">
          <table:table-cell table:style-name="TableCell833">
            <text:p text:style-name="P834">관리자<text:s/>접근<text:s/>권한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</table:table-row>
        <table:table-row table:style-name="TableRow841">
          <table:table-cell table:style-name="TableCell842">
            <text:p text:style-name="P843">자료<text:s/>다운<text:s/>권한</text:p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>개인정보<text:s/>관리<text:s/>책임자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>이메일<text:s/>사용<text:s/>권한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SMS<text:s/>발송<text:s/>권한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</table:table-row>
      </table:table>
      <text:p text:style-name="P8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11:05:00Z</meta:creation-date>
    <dc:date>2019-09-19T01:41:00Z</dc:date>
    <meta:template xlink:href="Normal" xlink:type="simple"/>
    <meta:editing-cycles>11</meta:editing-cycles>
    <meta:editing-duration>PT2580S</meta:editing-duration>
    <meta:document-statistic meta:page-count="5" meta:paragraph-count="6" meta:word-count="475" meta:character-count="3183" meta:row-count="22" meta:non-whitespace-character-count="2714"/>
  </office:meta>
</office:document-meta>
</file>